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1597a89" style:font-size-asian="10pt" style:font-size-complex="10pt"/>
    </style:style>
    <style:style style:name="P9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10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1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2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Droid Sans" fo:font-size="10pt" officeooo:rsid="00a4f829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21f4be8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21ae08f" officeooo:paragraph-rsid="021ae08f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41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4be7e1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13c61b3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8ccc6b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2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8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2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3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6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8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1b65fd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32ae4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2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3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4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8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9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4" style:family="text">
      <style:text-properties officeooo:rsid="009cb104"/>
    </style:style>
    <style:style style:name="T75" style:family="text">
      <style:text-properties officeooo:rsid="00eac11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cb104" style:font-weight-asian="normal" style:font-weight-complex="normal"/>
    </style:style>
    <style:style style:name="T78" style:family="text">
      <style:text-properties fo:font-weight="normal" officeooo:rsid="005c1364" style:font-weight-asian="normal" style:font-weight-complex="normal"/>
    </style:style>
    <style:style style:name="T79" style:family="text">
      <style:text-properties fo:font-weight="normal" officeooo:rsid="00592e3e" style:font-weight-asian="normal" style:font-weight-complex="normal"/>
    </style:style>
    <style:style style:name="T80" style:family="text">
      <style:text-properties fo:font-weight="normal" officeooo:rsid="004b459c" style:font-weight-asian="normal" style:font-weight-complex="normal"/>
    </style:style>
    <style:style style:name="T81" style:family="text">
      <style:text-properties fo:font-weight="normal" officeooo:rsid="00cf6ead" style:font-weight-asian="normal" style:font-weight-complex="normal"/>
    </style:style>
    <style:style style:name="T82" style:family="text">
      <style:text-properties fo:font-weight="normal" officeooo:rsid="00cf793b" style:font-weight-asian="normal" style:font-weight-complex="normal"/>
    </style:style>
    <style:style style:name="T83" style:family="text">
      <style:text-properties fo:font-weight="normal" officeooo:rsid="005881ba" style:font-weight-asian="normal" style:font-weight-complex="normal"/>
    </style:style>
    <style:style style:name="T84" style:family="text">
      <style:text-properties fo:font-weight="normal" officeooo:rsid="0053db6f" style:font-weight-asian="normal" style:font-weight-complex="normal"/>
    </style:style>
    <style:style style:name="T85" style:family="text">
      <style:text-properties fo:font-weight="normal" officeooo:rsid="00965820" style:font-weight-asian="normal" style:font-weight-complex="normal"/>
    </style:style>
    <style:style style:name="T86" style:family="text">
      <style:text-properties fo:font-weight="normal" officeooo:rsid="01198ef0" style:font-weight-asian="normal" style:font-weight-complex="normal"/>
    </style:style>
    <style:style style:name="T87" style:family="text">
      <style:text-properties fo:font-weight="normal" officeooo:rsid="005d3c1f" style:font-weight-asian="normal" style:font-weight-complex="normal"/>
    </style:style>
    <style:style style:name="T88" style:family="text">
      <style:text-properties fo:font-weight="normal" officeooo:rsid="015f8d3c" style:font-weight-asian="normal" style:font-weight-complex="normal"/>
    </style:style>
    <style:style style:name="T89" style:family="text">
      <style:text-properties fo:font-weight="normal" officeooo:rsid="01614571" style:font-weight-asian="normal" style:font-weight-complex="normal"/>
    </style:style>
    <style:style style:name="T90" style:family="text">
      <style:text-properties fo:font-weight="normal" officeooo:rsid="01b65fd7" style:font-weight-asian="normal" style:font-weight-complex="normal"/>
    </style:style>
    <style:style style:name="T91" style:family="text">
      <style:text-properties fo:font-weight="normal" officeooo:rsid="01b76e16" style:font-weight-asian="normal" style:font-weight-complex="normal"/>
    </style:style>
    <style:style style:name="T92" style:family="text">
      <style:text-properties fo:font-weight="normal" officeooo:rsid="005b5d49" style:font-weight-asian="normal" style:font-weight-complex="normal"/>
    </style:style>
    <style:style style:name="T93" style:family="text">
      <style:text-properties fo:font-weight="normal" officeooo:rsid="01b8df9c" style:font-weight-asian="normal" style:font-weight-complex="normal"/>
    </style:style>
    <style:style style:name="T94" style:family="text">
      <style:text-properties fo:font-weight="normal" officeooo:rsid="01bc8050" style:font-weight-asian="normal" style:font-weight-complex="normal"/>
    </style:style>
    <style:style style:name="T95" style:family="text">
      <style:text-properties fo:font-weight="normal" officeooo:rsid="02fa8395" style:font-weight-asian="normal" style:font-weight-complex="normal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5881ba" style:font-weight-asian="bold" style:font-weight-complex="bold"/>
    </style:style>
    <style:style style:name="T98" style:family="text">
      <style:text-properties fo:font-weight="bold" officeooo:rsid="005c1364" style:font-weight-asian="bold" style:font-weight-complex="bold"/>
    </style:style>
    <style:style style:name="T99" style:family="text">
      <style:text-properties fo:font-weight="bold" officeooo:rsid="00592e3e" style:font-weight-asian="bold" style:font-weight-complex="bold"/>
    </style:style>
    <style:style style:name="T100" style:family="text">
      <style:text-properties fo:font-weight="bold" officeooo:rsid="007d2694" style:font-weight-asian="bold" style:font-weight-complex="bold"/>
    </style:style>
    <style:style style:name="T101" style:family="text">
      <style:text-properties fo:font-weight="bold" officeooo:rsid="004b459c" style:font-weight-asian="bold" style:font-weight-complex="bold"/>
    </style:style>
    <style:style style:name="T102" style:family="text">
      <style:text-properties fo:font-weight="bold" officeooo:rsid="00b4db3b" style:font-weight-asian="bold" style:font-weight-complex="bold"/>
    </style:style>
    <style:style style:name="T103" style:family="text">
      <style:text-properties fo:font-weight="bold" officeooo:rsid="0053db6f" style:font-weight-asian="bold" style:font-weight-complex="bold"/>
    </style:style>
    <style:style style:name="T104" style:family="text">
      <style:text-properties fo:font-weight="bold" officeooo:rsid="00eac113" style:font-weight-asian="bold" style:font-weight-complex="bold"/>
    </style:style>
    <style:style style:name="T105" style:family="text">
      <style:text-properties fo:font-weight="bold" officeooo:rsid="005b5d49" style:font-weight-asian="bold" style:font-weight-complex="bold"/>
    </style:style>
    <style:style style:name="T106" style:family="text">
      <style:text-properties fo:font-weight="bold" officeooo:rsid="0088eb88" style:font-weight-asian="bold" style:font-weight-complex="bold"/>
    </style:style>
    <style:style style:name="T107" style:family="text">
      <style:text-properties fo:font-weight="bold" officeooo:rsid="00d2f908" style:font-weight-asian="bold" style:font-weight-complex="bold"/>
    </style:style>
    <style:style style:name="T108" style:family="text">
      <style:text-properties fo:font-weight="bold" officeooo:rsid="004d6954" style:font-weight-asian="bold" style:font-weight-complex="bold"/>
    </style:style>
    <style:style style:name="T109" style:family="text">
      <style:text-properties fo:font-weight="bold" officeooo:rsid="015f8d3c" style:font-weight-asian="bold" style:font-weight-complex="bold"/>
    </style:style>
    <style:style style:name="T110" style:family="text">
      <style:text-properties fo:font-weight="bold" officeooo:rsid="01bc8050" style:font-weight-asian="bold" style:font-weight-complex="bold"/>
    </style:style>
    <style:style style:name="T111" style:family="text">
      <style:text-properties fo:font-weight="bold" officeooo:rsid="01d1278f" style:font-weight-asian="bold" style:font-weight-complex="bold"/>
    </style:style>
    <style:style style:name="T112" style:family="text">
      <style:text-properties fo:font-weight="bold" officeooo:rsid="02f4ed54" style:font-weight-asian="bold" style:font-weight-complex="bold"/>
    </style:style>
    <style:style style:name="T113" style:family="text">
      <style:text-properties fo:font-weight="bold" officeooo:rsid="02fa8395" style:font-weight-asian="bold" style:font-weight-complex="bold"/>
    </style:style>
    <style:style style:name="T114" style:family="text">
      <style:text-properties officeooo:rsid="00bf1b80"/>
    </style:style>
    <style:style style:name="T115" style:family="text">
      <style:text-properties officeooo:rsid="0057c78d" style:font-name-complex="Tahoma"/>
    </style:style>
    <style:style style:name="T116" style:family="text">
      <style:text-properties officeooo:rsid="012bbe0d" style:font-name-complex="Tahoma"/>
    </style:style>
    <style:style style:name="T117" style:family="text">
      <style:text-properties officeooo:rsid="0180e063" style:font-name-complex="Tahoma"/>
    </style:style>
    <style:style style:name="T118" style:family="text">
      <style:text-properties officeooo:rsid="01825b5e" style:font-name-complex="Tahoma"/>
    </style:style>
    <style:style style:name="T119" style:family="text">
      <style:text-properties officeooo:rsid="005881ba"/>
    </style:style>
    <style:style style:name="T120" style:family="text">
      <style:text-properties officeooo:rsid="00597a46"/>
    </style:style>
    <style:style style:name="T121" style:family="text">
      <style:text-properties officeooo:rsid="005c1364"/>
    </style:style>
    <style:style style:name="T122" style:family="text">
      <style:text-properties officeooo:rsid="00dc890d"/>
    </style:style>
    <style:style style:name="T123" style:family="text">
      <style:text-properties officeooo:rsid="00a40655"/>
    </style:style>
    <style:style style:name="T124" style:family="text">
      <style:text-properties officeooo:rsid="00755bca"/>
    </style:style>
    <style:style style:name="T125" style:family="text">
      <style:text-properties officeooo:rsid="003354f6"/>
    </style:style>
    <style:style style:name="T126" style:family="text">
      <style:text-properties officeooo:rsid="00561e1d"/>
    </style:style>
    <style:style style:name="T127" style:family="text">
      <style:text-properties officeooo:rsid="00cfd6b2"/>
    </style:style>
    <style:style style:name="T128" style:family="text">
      <style:text-properties officeooo:rsid="00fecfa1"/>
    </style:style>
    <style:style style:name="T129" style:family="text">
      <style:text-properties officeooo:rsid="01242dae"/>
    </style:style>
    <style:style style:name="T130" style:family="text">
      <style:text-properties officeooo:rsid="0088eb88"/>
    </style:style>
    <style:style style:name="T131" style:family="text">
      <style:text-properties officeooo:rsid="01476f7d"/>
    </style:style>
    <style:style style:name="T132" style:family="text">
      <style:text-properties officeooo:rsid="0162fcde"/>
    </style:style>
    <style:style style:name="T133" style:family="text">
      <style:text-properties officeooo:rsid="01653ca9"/>
    </style:style>
    <style:style style:name="T134" style:family="text">
      <style:text-properties officeooo:rsid="0167130e"/>
    </style:style>
    <style:style style:name="T135" style:family="text">
      <style:text-properties officeooo:rsid="016b86ed"/>
    </style:style>
    <style:style style:name="T136" style:family="text">
      <style:text-properties officeooo:rsid="0174fe22"/>
    </style:style>
    <style:style style:name="T137" style:family="text">
      <style:text-properties officeooo:rsid="01851a61"/>
    </style:style>
    <style:style style:name="T138" style:family="text">
      <style:text-properties officeooo:rsid="019a784a"/>
    </style:style>
    <style:style style:name="T139" style:family="text">
      <style:text-properties officeooo:rsid="019dfb00"/>
    </style:style>
    <style:style style:name="T140" style:family="text">
      <style:text-properties officeooo:rsid="01a01f2e"/>
    </style:style>
    <style:style style:name="T141" style:family="text">
      <style:text-properties officeooo:rsid="01c17717"/>
    </style:style>
    <style:style style:name="T142" style:family="text">
      <style:text-properties officeooo:rsid="01dd5ee3"/>
    </style:style>
    <style:style style:name="T143" style:family="text">
      <style:text-properties officeooo:rsid="01de7a5e"/>
    </style:style>
    <style:style style:name="T144" style:family="text">
      <style:text-properties officeooo:rsid="01e20ee0"/>
    </style:style>
    <style:style style:name="T145" style:family="text">
      <style:text-properties officeooo:rsid="01e696a2"/>
    </style:style>
    <style:style style:name="T146" style:family="text">
      <style:text-properties officeooo:rsid="01e71164"/>
    </style:style>
    <style:style style:name="T147" style:family="text">
      <style:text-properties officeooo:rsid="01fa858b"/>
    </style:style>
    <style:style style:name="T148" style:family="text">
      <style:text-properties officeooo:rsid="0201cb7e"/>
    </style:style>
    <style:style style:name="T149" style:family="text">
      <style:text-properties officeooo:rsid="021901fa"/>
    </style:style>
    <style:style style:name="T150" style:family="text">
      <style:text-properties officeooo:rsid="02245310"/>
    </style:style>
    <style:style style:name="T151" style:family="text">
      <style:text-properties officeooo:rsid="02253bfa"/>
    </style:style>
    <style:style style:name="T152" style:family="text">
      <style:text-properties officeooo:rsid="0228bdd3"/>
    </style:style>
    <style:style style:name="T153" style:family="text">
      <style:text-properties officeooo:rsid="022c0ce4"/>
    </style:style>
    <style:style style:name="T154" style:family="text">
      <style:text-properties officeooo:rsid="02300a69"/>
    </style:style>
    <style:style style:name="T155" style:family="text">
      <style:text-properties officeooo:rsid="0235b935"/>
    </style:style>
    <style:style style:name="T156" style:family="text">
      <style:text-properties officeooo:rsid="0236a95f"/>
    </style:style>
    <style:style style:name="T157" style:family="text">
      <style:text-properties officeooo:rsid="02385639"/>
    </style:style>
    <style:style style:name="T158" style:family="text">
      <style:text-properties officeooo:rsid="023a2691"/>
    </style:style>
    <style:style style:name="T159" style:family="text">
      <style:text-properties officeooo:rsid="023cefba"/>
    </style:style>
    <style:style style:name="T160" style:family="text">
      <style:text-properties officeooo:rsid="02436336"/>
    </style:style>
    <style:style style:name="T161" style:family="text">
      <style:text-properties officeooo:rsid="024be7e1"/>
    </style:style>
    <style:style style:name="T162" style:family="text">
      <style:text-properties officeooo:rsid="025fe2bb"/>
    </style:style>
    <style:style style:name="T163" style:family="text">
      <style:text-properties officeooo:rsid="0269f31e"/>
    </style:style>
    <style:style style:name="T164" style:family="text">
      <style:text-properties officeooo:rsid="027046ec"/>
    </style:style>
    <style:style style:name="T165" style:family="text">
      <style:text-properties officeooo:rsid="02749441"/>
    </style:style>
    <style:style style:name="T166" style:family="text">
      <style:text-properties officeooo:rsid="02799e9b"/>
    </style:style>
    <style:style style:name="T167" style:family="text">
      <style:text-properties officeooo:rsid="028c3ec3"/>
    </style:style>
    <style:style style:name="T168" style:family="text">
      <style:text-properties officeooo:rsid="02966f56"/>
    </style:style>
    <style:style style:name="T169" style:family="text">
      <style:text-properties officeooo:rsid="0297c85e"/>
    </style:style>
    <style:style style:name="T170" style:family="text">
      <style:text-properties officeooo:rsid="02998bb8"/>
    </style:style>
    <style:style style:name="T171" style:family="text">
      <style:text-properties officeooo:rsid="029ca918"/>
    </style:style>
    <style:style style:name="T172" style:family="text">
      <style:text-properties officeooo:rsid="02a2dcb1"/>
    </style:style>
    <style:style style:name="T173" style:family="text">
      <style:text-properties officeooo:rsid="02a5030b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fo:font-size="10pt" officeooo:rsid="021cc6c7" style:font-size-asian="10pt" style:font-size-complex="10pt"/>
    </style:style>
    <style:style style:name="T176" style:family="text">
      <style:text-properties fo:font-size="10pt" fo:font-weight="bold" style:font-size-asian="10pt" style:font-weight-asian="bold" style:font-size-complex="10pt" style:font-weight-complex="bold"/>
    </style:style>
    <style:style style:name="T177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8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9" style:family="text">
      <style:text-properties officeooo:rsid="02c70d22"/>
    </style:style>
    <style:style style:name="T180" style:family="text">
      <style:text-properties officeooo:rsid="02ca5ee4"/>
    </style:style>
    <style:style style:name="T181" style:family="text">
      <style:text-properties officeooo:rsid="02d5bd29"/>
    </style:style>
    <style:style style:name="T182" style:family="text">
      <style:text-properties officeooo:rsid="02d7953d"/>
    </style:style>
    <style:style style:name="T183" style:family="text">
      <style:text-properties officeooo:rsid="02da43c7"/>
    </style:style>
    <style:style style:name="T184" style:family="text">
      <style:text-properties officeooo:rsid="02dd7d4c"/>
    </style:style>
    <style:style style:name="T185" style:family="text">
      <style:text-properties officeooo:rsid="02df7601"/>
    </style:style>
    <style:style style:name="T186" style:family="text">
      <style:text-properties officeooo:rsid="02e24c3c"/>
    </style:style>
    <style:style style:name="T187" style:family="text">
      <style:text-properties officeooo:rsid="02e420fd"/>
    </style:style>
    <style:style style:name="T188" style:family="text">
      <style:text-properties officeooo:rsid="032056d1"/>
    </style:style>
    <style:style style:name="T189" style:family="text">
      <style:text-properties officeooo:rsid="032f54d8"/>
    </style:style>
    <style:style style:name="T190" style:family="text">
      <style:text-properties officeooo:rsid="03331c81"/>
    </style:style>
    <style:style style:name="T191" style:family="text">
      <style:text-properties officeooo:rsid="033bb657"/>
    </style:style>
    <style:style style:name="T192" style:family="text">
      <style:text-properties officeooo:rsid="033f3e72"/>
    </style:style>
    <style:style style:name="T193" style:family="text">
      <style:text-properties officeooo:rsid="034778ba"/>
    </style:style>
    <style:style style:name="T194" style:family="text">
      <style:text-properties style:text-underline-style="solid" style:text-underline-width="auto" style:text-underline-color="font-color" officeooo:rsid="02a5030b"/>
    </style:style>
    <style:style style:name="T195" style:family="text">
      <style:text-properties style:text-underline-style="solid" style:text-underline-width="auto" style:text-underline-color="font-color" officeooo:rsid="034be678"/>
    </style:style>
    <style:style style:name="T196" style:family="text">
      <style:text-properties officeooo:rsid="0359c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>Pawe<text:span text:style-name="T179">ł</text:span> Jackowski</text:p>
          </table:table-cell>
          <table:covered-table-cell/>
          <table:table-cell table:style-name="Table1.C1" office:value-type="string">
            <text:p text:style-name="P67">pjackowski@gmail.com</text:p>
            <text:p text:style-name="P67">paweljackowski.com</text:p>
            <text:p text:style-name="P67">github.com/pjackowski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6">Career</text:p>
          </table:table-cell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4" office:value-type="string">
            <text:p text:style-name="P15">2019.0<text:span text:style-name="T136">8</text:span></text:p>
            <text:p text:style-name="P16"><text:span text:style-name="T191">(</text:span>3mo<text:span text:style-name="T193">)</text:span></text:p>
            <text:p text:style-name="P15">2019.0<text:span text:style-name="T136">5</text:span></text:p>
          </table:table-cell>
          <table:table-cell table:style-name="Table1.A2" table:number-columns-spanned="2" office:value-type="string">
            <text:p text:style-name="P43"><text:span text:style-name="T96">EDUCATION</text:span>, <text:span text:style-name="T96">OSCP (Offensive Security Certified Professional)</text:span> – <text:span text:style-name="T146">certification</text:span> in progress. I have finished two months of labs, plus one month of preparation, 650+ hours in total. I am planning to take the exam by the end of <text:span text:style-name="T147">the year</text:span>.</text:p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7">2019.04</text:p>
            <text:p text:style-name="P21"><text:span text:style-name="T192">(</text:span>3y<text:span text:style-name="T192">)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0">201<text:span text:style-name="T127">6.</text:span>0<text:span text:style-name="T127">4</text:span></text:p>
          </table:table-cell>
          <table:table-cell table:style-name="Table1.A2" table:number-columns-spanned="2" office:value-type="string">
            <text:p text:style-name="P61"><text:span text:style-name="T96">STORYFUL</text:span><text:span text:style-name="T76">, </text:span><text:bookmark-start text:name="__DdeLink__982_1347114005"/><text:span text:style-name="T111">I</text:span><text:span text:style-name="T48">nformation </text:span><text:span text:style-name="T96">Security Engineer</text:span><text:bookmark-end text:name="__DdeLink__982_1347114005"/> – I have been part of <text:span text:style-name="T170">the </text:span>two-member infosec team and I have been responsible for all technical aspects of security. I helped the organization to clean up 5 years of <text:span text:style-name="T157">security </text:span>debt and online art<text:span text:style-name="T159">i</text:span>facts that have become a security risk. <text:span text:style-name="T158">I have developed Yubikey toolkit and delivered keys to dev and devops teams as a preferred strong authentication method.</text:span></text:p>
            <text:p text:style-name="P64">Responsibilities:</text:p>
            <text:list xml:id="list1898055750" text:style-name="L1">
              <text:list-item>
                <text:p text:style-name="P68"><text:span text:style-name="T164">r</text:span>eviewing web applications for security vulnerabilities, <text:span text:style-name="T164">s</text:span>tatic code analysis</text:p>
              </text:list-item>
              <text:list-item>
                <text:p text:style-name="P68"><text:span text:style-name="T151">assisting the dev team in </text:span>SDLC training</text:p>
              </text:list-item>
              <text:list-item>
                <text:p text:style-name="P68">reporting vulnerabilities, <text:span text:style-name="T154">m</text:span>onitoring security <text:span text:style-name="T152">backlog and helping in patching</text:span></text:p>
              </text:list-item>
              <text:list-item>
                <text:p text:style-name="P68"><text:span text:style-name="T167">providing security feedback during cloud </text:span>infrastructure reorganization</text:p>
              </text:list-item>
              <text:list-item>
                <text:p text:style-name="P69">assisting <text:span text:style-name="T171">the d</text:span>evops <text:span text:style-name="T160">team in weekly devops meetings</text:span></text:p>
              </text:list-item>
              <text:list-item>
                <text:p text:style-name="P75">working with security champions in the <text:span text:style-name="T172">dev</text:span> team<text:span text:style-name="T181">s</text:span></text:p>
              </text:list-item>
              <text:list-item>
                <text:p text:style-name="P81"><text:span text:style-name="T155">working with </text:span>external security researchers <text:span text:style-name="T156">on bug reports</text:span></text:p>
              </text:list-item>
              <text:list-item>
                <text:p text:style-name="P76">performing vulnerability <text:span text:style-name="T163">assessments</text:span>: password audits, cloud security review, network audits, <text:span text:style-name="T182">scanning web apps and verifying reports</text:span></text:p>
              </text:list-item>
              <text:list-item>
                <text:p text:style-name="P77"><text:span text:style-name="T168">helping </text:span>dev teams with ad hoc requests to assess risk and to design security solutions</text:p>
              </text:list-item>
              <text:list-item>
                <text:p text:style-name="P70">running weekly <text:span text:style-name="T183">information </text:span>security meetings</text:p>
              </text:list-item>
              <text:list-item>
                <text:p text:style-name="P78">reporting on security KPIs <text:span text:style-name="T166">and security scorecard</text:span></text:p>
              </text:list-item>
              <text:list-item>
                <text:p text:style-name="P71"><text:span text:style-name="T150">providing </text:span>security <text:span text:style-name="T150">awareness training and </text:span>education <text:span text:style-name="T184">to all employees</text:span></text:p>
              </text:list-item>
              <text:list-item>
                <text:p text:style-name="P72">providing feedback on security <text:span text:style-name="T185">during </text:span>internal and external audits</text:p>
              </text:list-item>
              <text:list-item>
                <text:p text:style-name="P73">responding to incidents <text:span text:style-name="T153">and </text:span>alerts</text:p>
              </text:list-item>
              <text:list-item>
                <text:p text:style-name="P79">perform<text:span text:style-name="T186">ing </text:span>occasional malware analysis</text:p>
              </text:list-item>
              <text:list-item>
                <text:p text:style-name="P74">assisting in <text:span text:style-name="T187">employee </text:span>recertification</text:p>
              </text:list-item>
              <text:list-item>
                <text:p text:style-name="P79"><text:span text:style-name="T169">performing </text:span>internal investigations</text:p>
              </text:list-item>
              <text:list-item>
                <text:p text:style-name="P80">assessing third party security controls</text:p>
              </text:list-item>
              <text:list-item>
                <text:p text:style-name="P83">looking after DLP <text:span text:style-name="T196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7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8">2016.03</text:p>
            <text:p text:style-name="P22">(1y <text:span text:style-name="T138">7mo</text:span>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19">201<text:span text:style-name="T125">4.</text:span>0<text:span text:style-name="T125">9</text:span></text:p>
          </table:table-cell>
          <table:table-cell table:style-name="Table1.A2" table:number-columns-spanned="2" office:value-type="string">
            <text:p text:style-name="P59"><text:span text:style-name="T96">STORYFUL</text:span>, <text:span text:style-name="T96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73">Three years after I had transitioned to infosec role I was still top Newswire contributor in pure commit count according to git logs! </text:span><text:span text:style-name="T194">Web app </text:span><text:span text:style-name="T195">details</text:span><text:span text:style-name="T194">:</text:span></text:p>
            <text:list xml:id="list194541470378106" text:continue-numbering="true" text:style-name="L1">
              <text:list-item>
                <text:p text:style-name="P85"><text:span text:style-name="T92">single page </text:span><text:span text:style-name="T90">web </text:span><text:span text:style-name="T83">app </text:span><text:span text:style-name="T91">in </text:span><text:span text:style-name="T96">Angular.</text:span><text:span text:style-name="T105">js</text:span><text:span text:style-name="T76">,</text:span> <text:span text:style-name="T96">HTML5</text:span><text:span text:style-name="T76"> </text:span><text:span text:style-name="T93">and </text:span><text:span text:style-name="T112">SASS</text:span></text:p>
              </text:list-item>
              <text:list-item>
                <text:p text:style-name="P84"><text:span text:style-name="T96">HAML</text:span> templates <text:span text:style-name="T165">and </text:span><text:span text:style-name="T96">SASS</text:span> styles</text:p>
              </text:list-item>
              <text:list-item>
                <text:p text:style-name="P86"><text:span text:style-name="T110">Ruby on </text:span><text:span text:style-name="T96">Rails</text:span><text:span text:style-name="T76"> </text:span>API</text:p>
              </text:list-item>
              <text:list-item>
                <text:p text:style-name="P88"><text:span text:style-name="T94">Ruby on </text:span><text:span text:style-name="T76">Rails </text:span><text:span text:style-name="T113">S</text:span><text:span text:style-name="T96">prockets</text:span><text:span text:style-name="T76"> </text:span><text:span text:style-name="T95">based </text:span><text:span text:style-name="T76">assets pipeline</text:span></text:p>
              </text:list-item>
              <text:list-item>
                <text:p text:style-name="P87"><text:span text:style-name="T96">PostgreSQL</text:span> <text:span text:style-name="T141">database</text:span></text:p>
              </text:list-item>
              <text:list-item>
                <text:p text:style-name="P84"><text:span text:style-name="T96">Websockets</text:span> via Pusher</text:p>
              </text:list-item>
            </text:list>
            <text:p text:style-name="P44"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</text:span><text:span text:style-name="T43">t</text:span><text:span text:style-name="T37">opics related to </text:span><text:span text:style-name="T48">information </text:span><text:span text:style-name="T44">security</text:span><text:span text:style-name="T59">, </text:span><text:span text:style-name="T57">software </text:span><text:span text:style-name="T44">development</text:span><text:span text:style-name="T59">, </text:span><text:span text:style-name="T55">Linux</text:span><text:span text:style-name="T69">, </text:span><text:span text:style-name="T56">3D printing</text:span><text:span text:style-name="T70">, </text:span><text:span text:style-name="T53">robotics</text:span><text:span text:style-name="T67"> </text:span><text:span text:style-name="T68">and </text:span><text:span text:style-name="T54">drones</text:span><text:span text:style-name="T68">.</text:span></text:p>
          </table:table-cell>
          <table:covered-table-cell/>
        </table:table-row>
        <table:table-row>
          <table:table-cell table:style-name="Table1.A2" office:value-type="string">
            <text:p text:style-name="P18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7">201<text:span text:style-name="T125">4.</text:span>0<text:span text:style-name="T125">8</text:span></text:p>
            <text:p text:style-name="P36">(<text:span text:style-name="T137">1y 2mo</text:span>)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27">2013.0<text:span text:style-name="T74">6</text:span></text:p>
          </table:table-cell>
          <table:table-cell table:style-name="Table1.A2" table:number-columns-spanned="2" office:value-type="string">
            <text:p text:style-name="P60"><text:span text:style-name="T104">AMDOCS</text:span><text:bookmark-start text:name="__DdeLink__700_1694548088"/><text:span text:style-name="T75">, </text:span><text:span text:style-name="T104">Senior Software Developer</text:span><text:span text:style-name="T77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3">Mobile </text:span><text:span text:style-name="T72">app</text:span><text:span text:style-name="T73"> details</text:span><text:span text:style-name="T72">:</text:span></text:p>
            <text:list xml:id="list1196660450" text:style-name="L2">
              <text:list-item>
                <text:p text:style-name="P90"><text:span text:style-name="T31">single page </text:span><text:span text:style-name="T28">web </text:span><text:span text:style-name="T29">app</text:span><text:span text:style-name="T30">s</text:span><text:span text:style-name="T31"> </text:span><text:span text:style-name="T33">in</text:span><text:span text:style-name="T1"> </text:span><text:span text:style-name="T34">jQuery/jQuery Mobile</text:span><text:span text:style-name="T24">, </text:span><text:span text:style-name="T23">Knockout.js </text:span><text:span text:style-name="T24">(MVVM)</text:span><text:span text:style-name="T1">, </text:span><text:span text:style-name="T34">HTML5</text:span><text:span text:style-name="T1"> </text:span><text:span text:style-name="T5">and</text:span><text:span text:style-name="T32"> </text:span><text:span text:style-name="T35">SASS</text:span></text:p>
              </text:list-item>
              <text:list-item>
                <text:p text:style-name="P89"><text:span text:style-name="T96">Underscore.js </text:span>templates</text:p>
              </text:list-item>
              <text:list-item>
                <text:p text:style-name="P91"><text:span text:style-name="T114">continuous-integration with </text:span><text:span text:style-name="T96">Jenkins</text:span><text:span text:style-name="T76"> </text:span><text:span text:style-name="T88">and </text:span><text:span text:style-name="T109">Qunit</text:span></text:p>
              </text:list-item>
              <text:list-item>
                <text:p text:style-name="P92"><text:span text:style-name="T109">Grunt, Bower</text:span><text:span text:style-name="T88"> </text:span><text:span text:style-name="T89">and </text:span><text:span text:style-name="T45">Yeoman</text:span><text:span text:style-name="T65"> </text:span><text:span text:style-name="T66">workflow</text:span></text:p>
              </text:list-item>
            </text:list>
            <text:p text:style-name="P66"><text:bookmark-start text:name="__DdeLink__698_1694548088"/>I <text:span text:style-name="T132">have been also </text:span>involved in <text:span text:style-name="T139">a </text:span>weekend project. <text:span text:style-name="T135">The </text:span>main goal was to develop new skills, do something useful <text:span text:style-name="T133">to the organization </text:span>and <text:span text:style-name="T134">o</text:span>pen-source it.</text:p>
            <text:list xml:id="list868252168" text:style-name="L3">
              <text:list-item>
                <text:p text:style-name="P93"><text:span text:style-name="T44">Angular.js, </text:span><text:span text:style-name="T38">responsive </text:span><text:span text:style-name="T46">Bootstrap </text:span><text:span text:style-name="T47">3 </text:span><text:span text:style-name="T39">and </text:span><text:span text:style-name="T44">Node.js</text:span></text:p>
              </text:list-item>
            </text:list>
            <text:p text:style-name="P45"><text:bookmark-end text:name="__DdeLink__700_1694548088"/><text:bookmark-end text:name="__DdeLink__698_1694548088"/><text:bookmark-start text:name="__DdeLink__702_1694548088"/><text:span text:style-name="T59">I volunteered as </text:span><text:span text:style-name="T71">a </text:span><text:span text:style-name="T59">speaker </text:span><text:span text:style-name="T40">and </text:span><text:span text:style-name="T41">prepared</text:span><text:span text:style-name="T37"> presentations covering topics related to </text:span><text:span text:style-name="T48">information </text:span><text:span text:style-name="T44">security </text:span><text:span text:style-name="T37">and </text:span><text:span text:style-name="T44">modern </text:span><text:span text:style-name="T49">front-end </text:span><text:span text:style-name="T44">development</text:span><text:span text:style-name="T37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7"><text:span text:style-name="T115">2013.0</text:span><text:span text:style-name="T116">5</text:span></text:p>
            <text:p text:style-name="P37"><text:span text:style-name="T116">(</text:span><text:span text:style-name="T117">3</text:span><text:span text:style-name="T116">mo)</text:span></text:p>
            <text:p text:style-name="P27"><text:span text:style-name="T115">2013.0</text:span><text:span text:style-name="T118">3</text:span></text:p>
          </table:table-cell>
          <table:table-cell table:style-name="Table1.A2" table:number-columns-spanned="2" office:value-type="string">
            <text:p text:style-name="P45"><text:span text:style-name="T36">VIDEOCRISP</text:span><text:span text:style-name="T6">, </text:span><text:span text:style-name="T36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7">2013.<text:span text:style-name="T144">02</text:span></text:p>
            <text:p text:style-name="P38">(<text:span text:style-name="T145">4</text:span>mo)</text:p>
            <text:p text:style-name="P30">2012.<text:span text:style-name="T145">11</text:span></text:p>
          </table:table-cell>
          <table:table-cell table:style-name="Table1.A2" table:number-columns-spanned="2" office:value-type="string">
            <text:p text:style-name="P46"><text:span text:style-name="T107">EDUCATION</text:span><text:span text:style-name="T108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.js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7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15">
          <table:table-cell table:style-name="Table1.A15" office:value-type="string">
            <text:p text:style-name="P27">2012.<text:span text:style-name="T142">10</text:span></text:p>
            <text:p text:style-name="P39">(5y <text:span text:style-name="T143">3mo</text:span>)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27">2007.07</text:p>
          </table:table-cell>
          <table:table-cell table:style-name="Table1.A2" table:number-columns-spanned="2" office:value-type="string">
            <text:p text:style-name="P47"><text:span text:style-name="T96">BLUEMETRIX</text:span>, <text:span text:style-name="T96">Software Development Engineer</text:span> – I developed front-end for various projects <text:span text:style-name="T140">and </text:span>worked with the excellent system admin team, which is a priceless experience for a software developer.</text:p>
            <text:p text:style-name="P62">Client-facing web <text:span text:style-name="T190">reports</text:span>:</text:p>
            <text:list xml:id="list2625435581" text:style-name="L4">
              <text:list-item>
                <text:p text:style-name="P94"><text:span text:style-name="T83">single page </text:span><text:span text:style-name="T90">web </text:span><text:span text:style-name="T83">app </text:span><text:span text:style-name="T119">in </text:span><text:span text:style-name="T96">jQuery/</text:span><text:span text:style-name="T97">jQuery UI</text:span>, <text:span text:style-name="T96">HTML </text:span><text:span text:style-name="T120">and</text:span> <text:span text:style-name="T96">CSS</text:span></text:p>
              </text:list-item>
              <text:list-item>
                <text:p text:style-name="P94"><text:span text:style-name="T78">lightweight</text:span><text:span text:style-name="T98"> </text:span><text:span text:style-name="T99">MVC </text:span><text:span text:style-name="T79">architecture </text:span><text:span text:style-name="T86">with</text:span><text:span text:style-name="T99"> </text:span><text:span text:style-name="T97">jQuery </text:span><text:span text:style-name="T100">i</text:span><text:span text:style-name="T97">nheritance</text:span></text:p>
              </text:list-item>
              <text:list-item>
                <text:p text:style-name="P95"><text:span text:style-name="T96">Python/Django</text:span><text:span text:style-name="T76"> </text:span><text:span text:style-name="T87">on the back-end side</text:span></text:p>
              </text:list-item>
              <text:list-item>
                <text:p text:style-name="P94"><text:span text:style-name="T96">PostgreSQL</text:span> <text:span text:style-name="T141">database</text:span></text:p>
              </text:list-item>
              <text:list-item>
                <text:p text:style-name="P96"><text:span text:style-name="T121">data visualization in </text:span><text:span text:style-name="T96">FusionCharts</text:span> <text:span text:style-name="T121">and </text:span><text:span text:style-name="T98">DataTables</text:span></text:p>
              </text:list-item>
              <text:list-item>
                <text:p text:style-name="P96"><text:span text:style-name="T101">Qunit</text:span><text:span text:style-name="T80">, </text:span><text:span text:style-name="T81">cross-browser testing </text:span><text:span text:style-name="T82">by </text:span><text:span text:style-name="T102">BrowserStack</text:span></text:p>
              </text:list-item>
            </text:list>
            <text:p text:style-name="P63">Force-based <text:span text:style-name="T129">diagram:</text:span></text:p>
            <text:list xml:id="list3244418575" text:style-name="L5">
              <text:list-item>
                <text:p text:style-name="P97"><text:span text:style-name="T122">written in </text:span>JavaScript (<text:span text:style-name="T96">jQuery</text:span>), <text:span text:style-name="T96">HTML/CSS</text:span></text:p>
              </text:list-item>
              <text:list-item>
                <text:p text:style-name="P98"><text:span text:style-name="T78">data visualization </text:span><text:span text:style-name="T85">in</text:span><text:span text:style-name="T78"> </text:span><text:span text:style-name="T96">Raphael.js</text:span>, <text:span text:style-name="T103">SVG</text:span><text:span text:style-name="T84">/</text:span><text:span text:style-name="T106">VML</text:span></text:p>
              </text:list-item>
              <text:list-item>
                <text:p text:style-name="P82"><text:span text:style-name="T130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31"/>
          </table:table-cell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7" office:value-type="string">
            <text:p text:style-name="P31">2007</text:p>
          </table:table-cell>
          <table:table-cell table:style-name="Table1.A2" table:number-columns-spanned="2" office:value-type="string">
            <text:p text:style-name="P48"><text:span text:style-name="T34">Freelancer</text:span><text:span text:style-name="T58"> </text:span><text:bookmark-start text:name="DDE_LINK"/><text:span text:style-name="T59">–</text:span><text:bookmark-end text:name="DDE_LINK"/><text:span text:style-name="T59"> </text:span><text:span text:style-name="T11">I </text:span><text:span text:style-name="T12">developed </text:span><text:span text:style-name="T59">projects </text:span><text:span text:style-name="T60">in </text:span><text:span text:style-name="T50">JavaScript</text:span><text:span text:style-name="T61">, </text:span><text:span text:style-name="T51">HTM</text:span><text:span text:style-name="T52">L</text:span><text:span text:style-name="T64"> and </text:span><text:span text:style-name="T52">PHP</text:span><text:span text:style-name="T64">.</text:span></text:p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3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45">Zooniverse.<text:span text:style-name="T189">org</text:span> – <text:span text:style-name="T148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49">Open source – coordinating Polish translation of project: The Battle <text:span text:style-name="T188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3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40">2003 – 2007</text:p>
          </table:table-cell>
          <table:table-cell table:style-name="Table1.A2" table:number-columns-spanned="2" office:value-type="string">
            <text:p text:style-name="P50"><text:span text:style-name="T62">Bachelor</text:span><text:span text:style-name="T59"> of Science </text:span><text:span text:style-name="T63">in </text:span><text:span text:style-name="T42">Computer Science</text:span><text:span text:style-name="T59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40">1999 – 2003</text:p>
          </table:table-cell>
          <table:table-cell table:style-name="Table1.A2" table:number-columns-spanned="2" office:value-type="string">
            <text:p text:style-name="P45"><text:span text:style-name="T58">Extended curriculum in IT; Secondary School, </text:span><text:span text:style-name="T59">Poland</text:span></text:p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3"><text:span text:style-name="T162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2">Front-end</text:p>
          </table:table-cell>
          <table:table-cell table:style-name="Table1.A2" table:number-columns-spanned="2" office:value-type="string">
            <text:p text:style-name="P51">JavaScript, Angular.js, 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3">Back-end</text:p>
          </table:table-cell>
          <table:table-cell table:style-name="Table1.A2" table:number-columns-spanned="2" office:value-type="string">
            <text:p text:style-name="P52">Ruby on Rails, Python</text:p>
          </table:table-cell>
          <table:covered-table-cell/>
        </table:table-row>
        <table:table-row>
          <table:table-cell table:style-name="Table1.A2" office:value-type="string">
            <text:p text:style-name="P34">Databases</text:p>
          </table:table-cell>
          <table:table-cell table:style-name="Table1.A2" table:number-columns-spanned="2" office:value-type="string">
            <text:p text:style-name="P53"><text:span text:style-name="T128">P</text:span>ostgreSQL, MySQL</text:p>
          </table:table-cell>
          <table:covered-table-cell/>
        </table:table-row>
        <table:table-row>
          <table:table-cell table:style-name="Table1.A2" office:value-type="string">
            <text:p text:style-name="P41"><text:span text:style-name="T180">Code</text:span> control</text:p>
          </table:table-cell>
          <table:table-cell table:style-name="Table1.A2" table:number-columns-spanned="2" office:value-type="string">
            <text:p text:style-name="P54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2">Processes</text:p>
          </table:table-cell>
          <table:table-cell table:style-name="Table1.A2" table:number-columns-spanned="2" office:value-type="string">
            <text:p text:style-name="P55"><text:span text:style-name="T131">F</text:span>amiliar with agile process <text:span text:style-name="T131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8">Visuali<text:span text:style-name="T126">z</text:span>ation</text:p>
          </table:table-cell>
          <table:table-cell table:style-name="Table1.A2" table:number-columns-spanned="2" office:value-type="string">
            <text:p text:style-name="P56"><text:span text:style-name="T124">OpenGL/WebGL, </text:span>FusionCharts, <text:span text:style-name="T123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8">Graphics</text:p>
          </table:table-cell>
          <table:table-cell table:style-name="Table1.A2" table:number-columns-spanned="2" office:value-type="string">
            <text:p text:style-name="P45">Gimp, InkScape</text:p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3"><text:span text:style-name="T149">Soft 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5"/>
          </table:table-cell>
          <table:table-cell table:style-name="Table1.A2" table:number-columns-spanned="2" office:value-type="string">
            <text:p text:style-name="P65"><text:span text:style-name="T174">I have a keen interest in </text:span><text:span text:style-name="T176">working </text:span><text:span text:style-name="T177">with </text:span><text:span text:style-name="T178">the </text:span><text:span text:style-name="T177">team</text:span><text:span text:style-name="T175"> </text:span><text:span text:style-name="T174">and </text:span><text:span text:style-name="T176">communicating with people</text:span><text:span text:style-name="T174">. I am </text:span><text:span text:style-name="T176">self-motivated and determined</text:span><text:span text:style-name="T174"> to </text:span><text:span text:style-name="T176">solve problems</text:span><text:span text:style-name="T174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3">Language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57">English – <text:span text:style-name="T161">f</text:span>luent, Polish – <text:span text:style-name="T161">f</text:span>luent, German – <text:span text:style-name="T161">b</text:span>asic</text:p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Certificates</text:p>
          </table:table-cell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table:number-columns-spanned="2" office:value-type="string">
            <text:p text:style-name="P58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a </meta:initial-creator>
    <meta:creation-date>2014-05-18T20:09:15.924426589</meta:creation-date>
    <dc:date>2019-08-05T19:45:41.063820800</dc:date>
    <meta:editing-duration>P7DT2H18M32S</meta:editing-duration>
    <meta:editing-cycles>662</meta:editing-cycles>
    <meta:generator>LibreOffice/6.1.6.3$Linux_X86_64 LibreOffice_project/10$Build-3</meta:generator>
    <meta:document-statistic meta:table-count="1" meta:image-count="0" meta:object-count="0" meta:page-count="2" meta:paragraph-count="109" meta:word-count="806" meta:character-count="5453" meta:non-whitespace-character-count="4779"/>
  </office:meta>
</office:document-meta>
</file>